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VM</text:p>
          </table:table-cell>
          <table:table-cell office:value-type="string" calcext:value-type="string">
            <text:p>Työtunnit</text:p>
          </table:table-cell>
          <table:table-cell office:value-type="string" calcext:value-type="string">
            <text:p>Mitä tehty</text:p>
          </table:table-cell>
        </table:table-row>
        <table:table-row table:style-name="ro1">
          <table:table-cell office:value-type="string" calcext:value-type="string">
            <text:p>7.2.20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uin vähän tehtävänantoa ja kirjoittelin mainin ja pari funktion raakiletta, ei varsinaista koodia.</text:p>
          </table:table-cell>
        </table:table-row>
        <table:table-row table:style-name="ro1">
          <table:table-cell office:value-type="string" calcext:value-type="string">
            <text:p>10.2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joittelin pari funktiota, logiikat lueRivi, lisaNro, valikko ja lähes kokonaan riviTulostus. Mainia kanssa jonkin verran</text:p>
          </table:table-cell>
        </table:table-row>
        <table:table-row table:style-name="ro1">
          <table:table-cell office:value-type="string" calcext:value-type="string">
            <text:p>11.2.202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16.2.20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n kun muistas</text:p>
          </table:table-cell>
        </table:table-row>
        <table:table-row table:style-name="ro1">
          <table:table-cell office:value-type="string" calcext:value-type="string">
            <text:p>18-19.2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ttologiikkaa ja kaikkee muuta, <text:s/>niin hirveit’ bugeja sekä tuon press enter to continuen että lottologiikan kanssa että ei oikein edennyt. Mitään logiikkaa niissä ongelmissa mut nyt toimii.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3</meta:editing-cycles>
    <dc:date>2020-02-19T01:20:10.643555877</dc:date>
    <meta:creation-date>2020-02-11T18:08:33</meta:creation-date>
    <meta:editing-duration>PT3M10S</meta:editing-duration>
    <meta:document-statistic meta:table-count="3" meta:cell-count="17" meta:object-count="0"/>
  </office:meta>
</office:document-meta>
</file>